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14A6A1F03378C7F.png" manifest:media-type="image/png"/>
  <manifest:file-entry manifest:full-path="Pictures/100000000000055600000300006D89F4E056621D.png" manifest:media-type="image/png"/>
  <manifest:file-entry manifest:full-path="Pictures/100000000000055600000300A80EB95958BA62D2.png" manifest:media-type="image/png"/>
  <manifest:file-entry manifest:full-path="Pictures/1000000000000556000003009987CEDC85070D90.png" manifest:media-type="image/png"/>
  <manifest:file-entry manifest:full-path="Pictures/1000000000000556000003005132E2EFAF61CB9A.png" manifest:media-type="image/png"/>
  <manifest:file-entry manifest:full-path="Pictures/1000000000000556000003004D7C6E264F575D7A.png" manifest:media-type="image/png"/>
  <manifest:file-entry manifest:full-path="Pictures/10000000000005560000030087B6AAF5749C5AED.png" manifest:media-type="image/png"/>
  <manifest:file-entry manifest:full-path="Pictures/100000000000055600000300F91B4FE36D6F8C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309cm" svg:y="-0.256cm" svg:width="18.129cm" svg:height="10.192cm" draw:z-index="0"><draw:image xlink:href="Pictures/1000000000000556000003004D7C6E264F575D7A.png" xlink:type="simple" xlink:show="embed" xlink:actuate="onLoad"/></draw:frame></text:p>
      <text:p text:style-name="Standard"/>
      <text:p text:style-name="Standard"><draw:frame draw:style-name="fr1" draw:name="Image2" text:anchor-type="paragraph" svg:x="-0.446cm" svg:y="0.482cm" svg:width="18.32cm" svg:height="10.298cm" draw:z-index="1"><draw:image xlink:href="Pictures/1000000000000556000003005132E2EFAF61CB9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1.08cm" svg:y="0.474cm" svg:width="18.479cm" svg:height="10.388cm" draw:z-index="2"><draw:image xlink:href="Pictures/10000000000005560000030087B6AAF5749C5AED.png" xlink:type="simple" xlink:show="embed" xlink:actuate="onLoad"/></draw:frame><text:soft-page-break/></text:p>
      <text:p text:style-name="Standard"/>
      <text:p text:style-name="Standard"><draw:frame draw:style-name="fr1" draw:name="Image4" text:anchor-type="paragraph" svg:x="-0.603cm" svg:y="0.189cm" svg:width="17.78cm" svg:height="9.994cm" draw:z-index="3"><draw:image xlink:href="Pictures/100000000000055600000300F91B4FE36D6F8CE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5" text:anchor-type="paragraph" svg:x="-0.393cm" svg:y="0.012cm" svg:width="17.787cm" svg:height="9.999cm" draw:z-index="4"><draw:image xlink:href="Pictures/1000000000000556000003009987CEDC85070D90.png" xlink:type="simple" xlink:show="embed" xlink:actuate="onLoad"/></draw:frame></text:p>
      <text:p text:style-name="Standard"/>
      <text:p text:style-name="Standard"/>
      <text:p text:style-name="Standard"><draw:frame draw:style-name="fr1" draw:name="Image6" text:anchor-type="paragraph" svg:x="-0.944cm" svg:y="0.092cm" svg:width="18.292cm" svg:height="10.282cm" draw:z-index="5"><draw:image xlink:href="Pictures/100000000000055600000300006D89F4E056621D.png" xlink:type="simple" xlink:show="embed" xlink:actuate="onLoad"/></draw:frame></text:p>
      <text:p text:style-name="Standard"/>
      <text:p text:style-name="Standard"/>
      <text:p text:style-name="Standard"><draw:frame draw:style-name="fr1" draw:name="Image7" text:anchor-type="paragraph" svg:x="-0.624cm" svg:y="0.367cm" svg:width="18.249cm" svg:height="10.259cm" draw:z-index="6"><draw:image xlink:href="Pictures/100000000000055600000300A80EB95958BA62D2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8" text:anchor-type="paragraph" svg:x="-0.702cm" svg:y="0.102cm" svg:width="18.327cm" svg:height="10.301cm" draw:z-index="7"><draw:image xlink:href="Pictures/100000000000055600000300614A6A1F03378C7F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2T21:45:37.353419089</meta:creation-date>
    <dc:date>2016-03-22T21:48:31.144183878</dc:date>
    <meta:editing-duration>PT2M53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0.5.2$Linux_X86_64 LibreOffice_project/00m0$Build-2</meta:generator>
  </office:meta>
</office:document-meta>
</file>